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46">
      <style:paragraph-properties fo:margin-left="1.27cm" fo:margin-right="0.011cm" fo:line-height="150%" fo:text-indent="-0.635cm" style:auto-text-indent="false"/>
      <style:text-properties officeooo:paragraph-rsid="0012ceb2"/>
    </style:style>
    <style:style style:name="P2" style:family="paragraph" style:parent-style-name="Standard">
      <style:paragraph-properties fo:margin-left="0cm" fo:margin-right="0.011cm" fo:line-height="150%" fo:text-indent="0cm" style:auto-text-indent="false"/>
      <style:text-properties officeooo:paragraph-rsid="0012ceb2"/>
    </style:style>
    <style:style style:name="P3" style:family="paragraph" style:parent-style-name="Standard">
      <style:paragraph-properties fo:margin-left="0cm" fo:margin-right="0.011cm" fo:line-height="150%" fo:text-align="justify" style:justify-single-word="false" fo:text-indent="0cm" style:auto-text-indent="false"/>
      <style:text-properties officeooo:paragraph-rsid="0012ceb2"/>
    </style:style>
    <style:style style:name="P4" style:family="paragraph" style:parent-style-name="Standard">
      <style:paragraph-properties fo:margin-left="0cm" fo:margin-right="0.011cm" fo:line-height="150%" fo:text-indent="0cm" style:auto-text-indent="false"/>
      <style:text-properties officeooo:paragraph-rsid="0015174a"/>
    </style:style>
    <style:style style:name="P5" style:family="paragraph" style:parent-style-name="Standard">
      <style:paragraph-properties fo:margin-left="1.251cm" fo:margin-right="0.011cm" fo:line-height="150%" fo:text-indent="0cm" style:auto-text-indent="false"/>
      <style:text-properties officeooo:paragraph-rsid="0015174a"/>
    </style:style>
    <style:style style:name="P6" style:family="paragraph" style:parent-style-name="Standard">
      <style:paragraph-properties fo:margin-left="0cm" fo:margin-right="0.011cm" fo:line-height="150%" fo:text-indent="0cm" style:auto-text-indent="false"/>
      <style:text-properties officeooo:paragraph-rsid="00160c97"/>
    </style:style>
    <style:style style:name="P7" style:family="paragraph" style:parent-style-name="Standard">
      <style:paragraph-properties fo:margin-left="1.251cm" fo:margin-right="0.011cm" fo:line-height="150%" fo:text-indent="0cm" style:auto-text-indent="false"/>
      <style:text-properties officeooo:paragraph-rsid="00160c97"/>
    </style:style>
    <style:style style:name="P8" style:family="paragraph" style:parent-style-name="Standard">
      <style:paragraph-properties fo:margin-left="0cm" fo:margin-right="0.011cm" fo:line-height="150%" fo:text-indent="0cm" style:auto-text-indent="false"/>
      <style:text-properties fo:font-weight="bold" officeooo:rsid="0012ceb2" officeooo:paragraph-rsid="0012ceb2" style:font-weight-asian="bold" style:font-weight-complex="bold"/>
    </style:style>
    <style:style style:name="P9" style:family="paragraph" style:parent-style-name="Standard">
      <style:paragraph-properties fo:margin-left="0cm" fo:margin-right="0.011cm" fo:line-height="150%" fo:text-align="justify" style:justify-single-word="false" fo:text-indent="0cm" style:auto-text-indent="false"/>
      <style:text-properties fo:font-weight="bold" officeooo:rsid="0012ceb2" officeooo:paragraph-rsid="0012ceb2" style:font-weight-asian="bold" style:font-weight-complex="bold"/>
    </style:style>
    <style:style style:name="P10" style:family="paragraph" style:parent-style-name="Standard">
      <style:paragraph-properties fo:margin-left="0cm" fo:margin-right="0.011cm" fo:line-height="150%" fo:text-indent="0cm" style:auto-text-indent="false"/>
      <style:text-properties fo:font-weight="bold" officeooo:rsid="0015174a" officeooo:paragraph-rsid="0015174a" style:font-weight-asian="bold" style:font-weight-complex="bold"/>
    </style:style>
    <style:style style:name="P11" style:family="paragraph" style:parent-style-name="Standard">
      <style:paragraph-properties fo:margin-left="0cm" fo:margin-right="0.011cm" fo:line-height="150%" fo:text-indent="0cm" style:auto-text-indent="false"/>
      <style:text-properties fo:font-weight="bold" officeooo:rsid="0015174a" officeooo:paragraph-rsid="00169535" style:font-weight-asian="bold" style:font-weight-complex="bold"/>
    </style:style>
    <style:style style:name="P12" style:family="paragraph" style:parent-style-name="Standard">
      <style:paragraph-properties fo:margin-left="0cm" fo:margin-right="0.011cm" fo:line-height="150%" fo:text-indent="0cm" style:auto-text-indent="false"/>
      <style:text-properties fo:font-weight="bold" officeooo:rsid="00169535" officeooo:paragraph-rsid="00169535" style:font-weight-asian="bold" style:font-weight-complex="bold"/>
    </style:style>
    <style:style style:name="P13" style:family="paragraph" style:parent-style-name="Standard" style:list-style-name="WWNum46">
      <style:paragraph-properties fo:margin-left="1.27cm" fo:margin-right="0.011cm" fo:line-height="150%" fo:text-indent="-0.635cm" style:auto-text-indent="false"/>
      <style:text-properties fo:font-size="12pt" officeooo:paragraph-rsid="0012ceb2" style:font-size-asian="12pt" style:font-size-complex="12pt"/>
    </style:style>
    <style:style style:name="P14" style:family="paragraph" style:parent-style-name="Standard">
      <style:paragraph-properties fo:margin-left="0cm" fo:margin-right="0.011cm" fo:line-height="150%" fo:text-indent="0cm" style:auto-text-indent="false"/>
      <style:text-properties fo:font-weight="normal" officeooo:paragraph-rsid="00160c97" style:font-weight-asian="normal" style:font-weight-complex="normal"/>
    </style:style>
    <style:style style:name="P15" style:family="paragraph" style:parent-style-name="Standard">
      <style:paragraph-properties fo:margin-left="0cm" fo:margin-right="0.011cm" fo:line-height="150%" fo:text-indent="0cm" style:auto-text-indent="false"/>
      <style:text-properties fo:font-size="10pt" fo:font-weight="normal" officeooo:rsid="0015174a" officeooo:paragraph-rsid="0015174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1.251cm" fo:margin-right="0.011cm" fo:line-height="150%" fo:text-indent="0cm" style:auto-text-indent="false"/>
      <style:text-properties fo:font-size="10.5pt" fo:font-weight="bold" officeooo:rsid="0015174a" officeooo:paragraph-rsid="0015174a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margin-left="1.251cm" fo:margin-right="0.011cm" fo:line-height="150%" fo:text-indent="0cm" style:auto-text-indent="false"/>
      <style:text-properties fo:font-size="10.5pt" fo:font-weight="normal" officeooo:rsid="0015174a" officeooo:paragraph-rsid="0015174a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left="1.251cm" fo:margin-right="0.011cm" fo:line-height="150%" fo:text-indent="0cm" style:auto-text-indent="false"/>
      <style:text-properties style:font-name="Times New Roman" fo:font-size="10.5pt" fo:font-weight="normal" officeooo:rsid="0015174a" officeooo:paragraph-rsid="0015174a" style:font-name-asian="Times New Roman1" style:font-size-asian="10.5pt" style:font-weight-asian="normal" style:font-name-complex="Times New Roman1" style:font-size-complex="10.5pt" style:font-weight-complex="normal"/>
    </style:style>
    <style:style style:name="P19" style:family="paragraph" style:parent-style-name="Standard">
      <style:paragraph-properties fo:margin-left="1.251cm" fo:margin-right="0.011cm" fo:line-height="150%" fo:text-indent="0cm" style:auto-text-indent="false"/>
      <style:text-properties style:font-name="Times New Roman" fo:font-size="10.5pt" fo:font-weight="normal" officeooo:rsid="0015174a" officeooo:paragraph-rsid="00169535" style:font-name-asian="Times New Roman1" style:font-size-asian="10.5pt" style:font-weight-asian="normal" style:font-name-complex="Times New Roman1" style:font-size-complex="10.5pt" style:font-weight-complex="normal"/>
    </style:style>
    <style:style style:name="P20" style:family="paragraph" style:parent-style-name="Standard">
      <style:paragraph-properties fo:margin-left="1.251cm" fo:margin-right="0.011cm" fo:line-height="150%" fo:text-indent="0cm" style:auto-text-indent="false"/>
      <style:text-properties style:font-name="Times New Roman" fo:font-size="10.5pt" fo:font-weight="normal" officeooo:rsid="0015174a" officeooo:paragraph-rsid="00160c97" style:font-name-asian="Times New Roman1" style:font-size-asian="10.5pt" style:font-weight-asian="normal" style:font-name-complex="Times New Roman1" style:font-size-complex="10.5pt" style:font-weight-complex="normal"/>
    </style:style>
    <style:style style:name="P21" style:family="paragraph" style:parent-style-name="Standard">
      <style:paragraph-properties fo:margin-left="1.251cm" fo:margin-right="0.011cm" fo:text-indent="0cm" style:auto-text-indent="false"/>
      <style:text-properties style:font-name="Times New Roman" fo:font-size="10.5pt" fo:font-weight="normal" officeooo:rsid="0015174a" style:font-name-asian="Times New Roman1" style:font-size-asian="10.5pt" style:font-weight-asian="normal" style:font-name-complex="Times New Roman1" style:font-size-complex="10.5pt" style:font-weight-complex="normal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5174a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60c97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officeooo:rsid="0012ceb2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officeooo:rsid="0012ceb2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officeooo:rsid="0015174a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font-weight="bold" officeooo:rsid="00160c97" style:font-name-asian="Times New Roman1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officeooo:rsid="00169535" style:font-name-asian="Times New Roman1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normal" officeooo:rsid="0012ceb2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normal" officeooo:rsid="0015174a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font-weight="normal" officeooo:rsid="00160c97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style:font-name-asian="Times New Roman1" style:font-name-complex="Times New Roman1"/>
    </style:style>
    <style:style style:name="T15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6" style:family="text">
      <style:text-properties style:font-name="Times New Roman" fo:font-size="10.5pt" fo:font-weight="normal" officeooo:rsid="0015174a" style:font-name-asian="Times New Roman1" style:font-size-asian="10.5pt" style:font-weight-asian="normal" style:font-name-complex="Times New Roman1" style:font-size-complex="10.5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2pt" fo:font-weight="normal" officeooo:rsid="0015174a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60c97" style:font-size-asian="12pt" style:font-weight-asian="normal" style:font-size-complex="12pt" style:font-weight-complex="normal"/>
    </style:style>
    <style:style style:name="T20" style:family="text">
      <style:text-properties fo:font-size="12pt" fo:font-weight="bold" officeooo:rsid="0015174a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Experiment No: <text:s/></text:span><text:span text:style-name="T11">Group_C_02</text:span><text:span text:style-name="T5"><text:tab/><text:tab/><text:tab/><text:tab/><text:tab/><text:tab/>Date: <text:tab/> <text:s text:c="4"/></text:span><text:span text:style-name="T11">24/07/2024</text:span></text:p>
      <text:p text:style-name="P3"><text:span text:style-name="T5">Name: <text:tab/> <text:s text:c="5"/></text:span><text:span text:style-name="T11">Kushal Kishor Shankhapal<text:tab/><text:tab/><text:tab/><text:tab/></text:span><text:span text:style-name="T6">Subject: <text:s/></text:span><text:span text:style-name="T11">ADBMS LAB</text:span></text:p>
      <text:p text:style-name="P9"><text:span text:style-name="T1">Roll No:<text:tab/> <text:s text:c="5"/></text:span><text:span text:style-name="T10">61</text:span></text:p>
      <text:p text:style-name="P2"><text:span text:style-name="T11"/></text:p>
      <text:p text:style-name="P2"><text:span text:style-name="T4">Aim: </text:span><text:span text:style-name="T1"><text:s/><text:tab/>Execute at least 10 queries on any suitable MongoDB database that demonstrates following <text:tab/>querying techniques:</text:span></text:p>
      <text:list xml:id="list1669365791" text:style-name="WWNum46">
        <text:list-item>
          <text:p text:style-name="P13"><text:span text:style-name="T14">find and findOne (specific values)</text:span></text:p>
        </text:list-item>
        <text:list-item>
          <text:p text:style-name="P13"><text:span text:style-name="T14">Query criteria (Query conditionals, OR queries, $not, Conditional semantics)</text:span></text:p>
        </text:list-item>
        <text:list-item>
          <text:p text:style-name="P13"><text:span text:style-name="T14">Type-specific queries (Null, Regular expression, Querying arrays).</text:span></text:p>
          <text:p text:style-name="P1"><text:span text:style-name="T1"/></text:p>
        </text:list-item>
      </text:list>
      <text:p text:style-name="P2"><text:span text:style-name="T4">Objectives: </text:span><text:span text:style-name="T1">To learn various MongoDB operations to access data from mongo Database. <text:s/></text:span></text:p>
      <text:p text:style-name="P2"><text:span text:style-name="T1"/></text:p>
      <text:p text:style-name="P8"><text:span text:style-name="T1">Commands:</text:span></text:p>
      <text:p text:style-name="P8"><text:span text:style-name="T1"/></text:p>
      <text:p text:style-name="P4"><text:span text:style-name="T7">1. mongosh: </text:span><text:span text:style-name="T10">Launch MongoDB and Access MongoDB Shell</text:span></text:p>
      <text:p text:style-name="P4"><text:span text:style-name="T12"/></text:p>
      <text:p text:style-name="P16"><text:span text:style-name="T15">it@IT-LL-12:~$ mongosh</text:span></text:p>
      <text:p text:style-name="P17"><text:span text:style-name="T14">Current Mongosh Log ID:<text:tab/>66a089ef8a57c39e8e149f47</text:span></text:p>
      <text:p text:style-name="P17"><text:span text:style-name="T14">Connecting to:<text:tab/><text:tab/>mongodb://127.0.0.1:27017/?directConnection=true&amp;serverSelectionTimeoutMS=2000&amp;appName=mongosh+2.2.10</text:span></text:p>
      <text:p text:style-name="P17"><text:span text:style-name="T14">Using MongoDB:<text:tab/><text:tab/>7.0.12</text:span></text:p>
      <text:p text:style-name="P17"><text:span text:style-name="T14">Using Mongosh:<text:tab/><text:tab/>2.2.10</text:span></text:p>
      <text:p text:style-name="P17"><text:span text:style-name="T14">mongosh 2.2.12 is available for download: https://www.mongodb.com/try/download/shell</text:span></text:p>
      <text:p text:style-name="P17"><text:span text:style-name="T14"/></text:p>
      <text:p text:style-name="P17"><text:span text:style-name="T14">For mongosh info see: https://docs.mongodb.com/mongodb-shell/</text:span></text:p>
      <text:p text:style-name="P17"><text:span text:style-name="T14"/></text:p>
      <text:p text:style-name="P17"><text:span text:style-name="T14">------</text:span></text:p>
      <text:p text:style-name="P17"><text:span text:style-name="T14"><text:s text:c="3"/>The server generated these startup warnings when booting</text:span></text:p>
      <text:p text:style-name="P17"><text:span text:style-name="T14"><text:s text:c="3"/>2024-07-24T10:12:52.743+05:30: Using the XFS filesystem is strongly recommended with the WiredTiger storage engine. See http://dochub.mongodb.org/core/prodnotes-filesystem</text:span></text:p>
      <text:p text:style-name="P17"><text:span text:style-name="T14"><text:s text:c="3"/>2024-07-24T10:13:01.206+05:30: Access control is not enabled for the database. Read and write access to data and configuration is unrestricted</text:span></text:p>
      <text:p text:style-name="P17"><text:span text:style-name="T14"><text:s text:c="3"/>2024-07-24T10:13:01.206+05:30: vm.max_map_count is too low</text:span></text:p>
      <text:p text:style-name="P15"><text:span text:style-name="T14"/></text:p>
      <text:p text:style-name="P4"><text:span text:style-name="T7">2. use: </text:span><text:span text:style-name="T10">Create a Database</text:span></text:p>
      <text:p text:style-name="P18">test&gt; use KushalDB_C_02</text:p>
      <text:p text:style-name="P18">switched to db KushalDB_C_02</text:p>
      <text:p text:style-name="P18"/>
      <text:p text:style-name="P10"><text:soft-page-break/><text:span text:style-name="T1">3. createCollection(): </text:span><text:span text:style-name="T10">Create a Collection</text:span></text:p>
      <text:p text:style-name="P19">KushalDB_C_02&gt; db.createCollection("users")</text:p>
      <text:p text:style-name="P19">{ ok: 1 }</text:p>
      <text:p text:style-name="P11"><text:span text:style-name="T10"/></text:p>
      <text:p text:style-name="P4"><text:span text:style-name="T7">4. insertMany: </text:span><text:span text:style-name="T1">Insert Sample Data</text:span></text:p>
      <text:p text:style-name="P18">KushalDB_C_02&gt; db.users.insertMany([</text:p>
      <text:p text:style-name="P18">... <text:s text:c="2"/>{ name: "Alice", age: 30, city: "New York" },</text:p>
      <text:p text:style-name="P18">... <text:s text:c="2"/>{ name: "Bob", age: 25, city: "Los Angeles" },</text:p>
      <text:p text:style-name="P18">... <text:s text:c="2"/>{ name: "Charlie", age: 35, city: "Chicago" },</text:p>
      <text:p text:style-name="P18">... <text:s text:c="2"/>{ name: "David", age: 28, city: "Houston" },</text:p>
      <text:p text:style-name="P18">... <text:s text:c="2"/>{ name: "Eve", age: 32, city: "Miami" }</text:p>
      <text:p text:style-name="P18">... ])</text:p>
      <text:p text:style-name="P18">{</text:p>
      <text:p text:style-name="P18"><text:s text:c="2"/>acknowledged: true,</text:p>
      <text:p text:style-name="P18"><text:s text:c="2"/>insertedIds: {</text:p>
      <text:p text:style-name="P18"><text:s text:c="4"/>'0': ObjectId('66a08a468a57c39e8e149f48'),</text:p>
      <text:p text:style-name="P18"><text:s text:c="4"/>'1': ObjectId('66a08a468a57c39e8e149f49'),</text:p>
      <text:p text:style-name="P18"><text:s text:c="4"/>'2': ObjectId('66a08a468a57c39e8e149f4a'),</text:p>
      <text:p text:style-name="P18"><text:s text:c="4"/>'3': ObjectId('66a08a468a57c39e8e149f4b'),</text:p>
      <text:p text:style-name="P18"><text:s text:c="4"/>'4': ObjectId('66a08a468a57c39e8e149f4c')</text:p>
      <text:p text:style-name="P18"><text:s text:c="2"/>}</text:p>
      <text:p text:style-name="P18">}</text:p>
      <text:p text:style-name="P18"/>
      <text:p text:style-name="P4"><text:span text:style-name="T7">5. find(): </text:span><text:span text:style-name="T12">Retrieves all documents from the </text:span><text:span text:style-name="Source_20_Text"><text:span text:style-name="T18">users</text:span></text:span><text:span text:style-name="T12"> collection.</text:span></text:p>
      <text:p text:style-name="P21">KushalDB_C_02&gt; db.users.find()</text:p>
      <text:p text:style-name="P21">[</text:p>
      <text:p text:style-name="P21"><text:s text:c="2"/>{</text:p>
      <text:p text:style-name="P21"><text:s text:c="4"/>_id: ObjectId('66a08a468a57c39e8e149f48'),</text:p>
      <text:p text:style-name="P21"><text:s text:c="4"/>name: 'Alice',</text:p>
      <text:p text:style-name="P21"><text:s text:c="4"/>age: 30,</text:p>
      <text:p text:style-name="P21"><text:s text:c="4"/>city: 'New York'</text:p>
      <text:p text:style-name="P21"><text:s text:c="2"/>},</text:p>
      <text:p text:style-name="P21"><text:s text:c="2"/>{</text:p>
      <text:p text:style-name="P21"><text:s text:c="4"/>_id: ObjectId('66a08a468a57c39e8e149f49'),</text:p>
      <text:p text:style-name="P21"><text:s text:c="4"/>name: 'Bob',</text:p>
      <text:p text:style-name="P21"><text:s text:c="4"/>age: 25,</text:p>
      <text:p text:style-name="P21"><text:s text:c="4"/>city: 'Los Angeles'</text:p>
      <text:p text:style-name="P21"><text:s text:c="2"/>},</text:p>
      <text:p text:style-name="P21"><text:s text:c="2"/>{</text:p>
      <text:p text:style-name="P21"><text:soft-page-break/><text:s text:c="4"/>_id: ObjectId('66a08a468a57c39e8e149f4a'),</text:p>
      <text:p text:style-name="P21"><text:s text:c="4"/>name: 'Charlie',</text:p>
      <text:p text:style-name="P21"><text:s text:c="4"/>age: 35,</text:p>
      <text:p text:style-name="P21"><text:s text:c="4"/>city: 'Chicago'</text:p>
      <text:p text:style-name="P21"><text:s text:c="2"/>},</text:p>
      <text:p text:style-name="P21"><text:s text:c="2"/>{</text:p>
      <text:p text:style-name="P21"><text:s text:c="4"/>_id: ObjectId('66a08a468a57c39e8e149f4b'),</text:p>
      <text:p text:style-name="P21"><text:s text:c="4"/>name: 'David',</text:p>
      <text:p text:style-name="P21"><text:s text:c="4"/>age: 28,</text:p>
      <text:p text:style-name="P21"><text:s text:c="4"/>city: 'Houston'</text:p>
      <text:p text:style-name="P21"><text:s text:c="2"/>},</text:p>
      <text:p text:style-name="P21"><text:s text:c="2"/>{</text:p>
      <text:p text:style-name="P21"><text:s text:c="4"/>_id: ObjectId('66a08a468a57c39e8e149f4c'),</text:p>
      <text:p text:style-name="P21"><text:s text:c="4"/>name: 'Eve',</text:p>
      <text:p text:style-name="P21"><text:s text:c="4"/>age: 32,</text:p>
      <text:p text:style-name="P21"><text:s text:c="4"/>city: 'Miami'</text:p>
      <text:p text:style-name="P21"><text:s text:c="2"/>}</text:p>
      <text:p text:style-name="P21">]</text:p>
      <text:p text:style-name="Standard"><text:span text:style-name="T7"/></text:p>
      <text:p text:style-name="Standard"><text:span text:style-name="T7">6. findOne(): </text:span><text:span text:style-name="T12">Finds the first document in the </text:span><text:span text:style-name="Source_20_Text"><text:span text:style-name="T18">users</text:span></text:span><text:span text:style-name="T12"> collection where the </text:span><text:span text:style-name="Source_20_Text"><text:span text:style-name="T18">name</text:span></text:span><text:span text:style-name="T12"> field is "Alice".</text:span></text:p>
      <text:p text:style-name="P20">KushalDB_C_02&gt; db.users.findOne({ name: "Alice" })</text:p>
      <text:p text:style-name="P20">{</text:p>
      <text:p text:style-name="P20"><text:s text:c="2"/>_id: ObjectId('66a08a468a57c39e8e149f48'),</text:p>
      <text:p text:style-name="P20"><text:s text:c="2"/>name: 'Alice',</text:p>
      <text:p text:style-name="P20"><text:s text:c="2"/>age: 30,</text:p>
      <text:p text:style-name="P20"><text:s text:c="2"/>city: 'New York'</text:p>
      <text:p text:style-name="P20">}</text:p>
      <text:p text:style-name="P6"><text:span text:style-name="T7"/></text:p>
      <text:p text:style-name="P6"><text:span text:style-name="T7">7. </text:span><text:span text:style-name="Source_20_Text"><text:span text:style-name="T7">$</text:span></text:span><text:span text:style-name="Source_20_Text"><text:span text:style-name="T8">or</text:span></text:span><text:span text:style-name="Source_20_Text"><text:span text:style-name="T7">:</text:span></text:span><text:span text:style-name="Source_20_Text"><text:span text:style-name="T20"> </text:span></text:span><text:span text:style-name="Source_20_Text"><text:span text:style-name="T12">Retrieves documents where the </text:span></text:span><text:span text:style-name="Source_20_Text"><text:span text:style-name="T18">age</text:span></text:span><text:span text:style-name="Source_20_Text"><text:span text:style-name="T12"> is greater than 30 or the </text:span></text:span><text:span text:style-name="Source_20_Text"><text:span text:style-name="T18">city</text:span></text:span><text:span text:style-name="Source_20_Text"><text:span text:style-name="T12"> is "Houston".</text:span></text:span></text:p>
      <text:p text:style-name="P5"><text:span text:style-name="Source_20_Text"><text:span text:style-name="T16">KushalDB_C_02&gt; db.users.find({ $or: [ { age: { $gt: 30 } }, { city: "Houston" } ] })</text:span></text:span></text:p>
      <text:p text:style-name="P5"><text:span text:style-name="Source_20_Text"><text:span text:style-name="T16">[</text:span></text:span></text:p>
      <text:p text:style-name="P5"><text:span text:style-name="Source_20_Text"><text:span text:style-name="T16"><text:s text:c="2"/>{</text:span></text:span></text:p>
      <text:p text:style-name="P5"><text:span text:style-name="Source_20_Text"><text:span text:style-name="T16"><text:s text:c="4"/>_id: ObjectId('66a08a468a57c39e8e149f4a'),</text:span></text:span></text:p>
      <text:p text:style-name="P5"><text:span text:style-name="Source_20_Text"><text:span text:style-name="T16"><text:s text:c="4"/>name: 'Charlie',</text:span></text:span></text:p>
      <text:p text:style-name="P5"><text:span text:style-name="Source_20_Text"><text:span text:style-name="T16"><text:s text:c="4"/>age: 35,</text:span></text:span></text:p>
      <text:p text:style-name="P5"><text:span text:style-name="Source_20_Text"><text:span text:style-name="T16"><text:s text:c="4"/>city: 'Chicago'</text:span></text:span></text:p>
      <text:p text:style-name="P5"><text:span text:style-name="Source_20_Text"><text:span text:style-name="T16"><text:s text:c="2"/>},</text:span></text:span></text:p>
      <text:p text:style-name="P5"><text:span text:style-name="Source_20_Text"><text:span text:style-name="T16"><text:s text:c="2"/>{</text:span></text:span></text:p>
      <text:p text:style-name="P5"><text:span text:style-name="Source_20_Text"><text:span text:style-name="T16"><text:s text:c="4"/>_id: ObjectId('66a08a468a57c39e8e149f4b'),</text:span></text:span></text:p>
      <text:p text:style-name="P5"><text:soft-page-break/><text:span text:style-name="Source_20_Text"><text:span text:style-name="T16"><text:s text:c="4"/>name: 'David',</text:span></text:span></text:p>
      <text:p text:style-name="P5"><text:span text:style-name="Source_20_Text"><text:span text:style-name="T16"><text:s text:c="4"/>age: 28,</text:span></text:span></text:p>
      <text:p text:style-name="P5"><text:span text:style-name="Source_20_Text"><text:span text:style-name="T16"><text:s text:c="4"/>city: 'Houston'</text:span></text:span></text:p>
      <text:p text:style-name="P5"><text:span text:style-name="Source_20_Text"><text:span text:style-name="T16"><text:s text:c="2"/>},</text:span></text:span></text:p>
      <text:p text:style-name="P5"><text:span text:style-name="Source_20_Text"><text:span text:style-name="T16"><text:s text:c="2"/>{</text:span></text:span></text:p>
      <text:p text:style-name="P5"><text:span text:style-name="Source_20_Text"><text:span text:style-name="T16"><text:s text:c="4"/>_id: ObjectId('66a08a468a57c39e8e149f4c'),</text:span></text:span></text:p>
      <text:p text:style-name="P5"><text:span text:style-name="Source_20_Text"><text:span text:style-name="T16"><text:s text:c="4"/>name: 'Eve',</text:span></text:span></text:p>
      <text:p text:style-name="P5"><text:span text:style-name="Source_20_Text"><text:span text:style-name="T16"><text:s text:c="4"/>age: 32,</text:span></text:span></text:p>
      <text:p text:style-name="P5"><text:span text:style-name="Source_20_Text"><text:span text:style-name="T16"><text:s text:c="4"/>city: 'Miami'</text:span></text:span></text:p>
      <text:p text:style-name="P5"><text:span text:style-name="Source_20_Text"><text:span text:style-name="T16"><text:s text:c="2"/>}</text:span></text:span></text:p>
      <text:p text:style-name="P5"><text:span text:style-name="Source_20_Text"><text:span text:style-name="T16">]</text:span></text:span></text:p>
      <text:p text:style-name="P4"><text:span text:style-name="Source_20_Text"><text:span text:style-name="T7"/></text:span></text:p>
      <text:p text:style-name="P4"><text:span text:style-name="Source_20_Text"><text:span text:style-name="T7">8. $and: </text:span></text:span><text:span text:style-name="Source_20_Text"><text:span text:style-name="T12">Retrieves documents where the </text:span></text:span><text:span text:style-name="Source_20_Text"><text:span text:style-name="T18">age</text:span></text:span><text:span text:style-name="Source_20_Text"><text:span text:style-name="T12"> is between 25 and 35 inclusive.</text:span></text:span></text:p>
      <text:p text:style-name="P5"><text:span text:style-name="Source_20_Text"><text:span text:style-name="T16">KushalDB_C_02&gt; db.users.find({ $and: [ { age: { $gte: 25 } }, { age: { $lte: 35 } } ] })</text:span></text:span></text:p>
      <text:p text:style-name="P5"><text:span text:style-name="Source_20_Text"><text:span text:style-name="T16">[</text:span></text:span></text:p>
      <text:p text:style-name="P5"><text:span text:style-name="Source_20_Text"><text:span text:style-name="T16"><text:s text:c="2"/>{</text:span></text:span></text:p>
      <text:p text:style-name="P5"><text:span text:style-name="Source_20_Text"><text:span text:style-name="T16"><text:s text:c="4"/>_id: ObjectId('66a08a468a57c39e8e149f48'),</text:span></text:span></text:p>
      <text:p text:style-name="P5"><text:span text:style-name="Source_20_Text"><text:span text:style-name="T16"><text:s text:c="4"/>name: 'Alice',</text:span></text:span></text:p>
      <text:p text:style-name="P5"><text:span text:style-name="Source_20_Text"><text:span text:style-name="T16"><text:s text:c="4"/>age: 30,</text:span></text:span></text:p>
      <text:p text:style-name="P5"><text:span text:style-name="Source_20_Text"><text:span text:style-name="T16"><text:s text:c="4"/>city: 'New York'</text:span></text:span></text:p>
      <text:p text:style-name="P5"><text:span text:style-name="Source_20_Text"><text:span text:style-name="T16"><text:s text:c="2"/>},</text:span></text:span></text:p>
      <text:p text:style-name="P5"><text:span text:style-name="Source_20_Text"><text:span text:style-name="T16"><text:s text:c="2"/>{</text:span></text:span></text:p>
      <text:p text:style-name="P5"><text:span text:style-name="Source_20_Text"><text:span text:style-name="T16"><text:s text:c="4"/>_id: ObjectId('66a08a468a57c39e8e149f49'),</text:span></text:span></text:p>
      <text:p text:style-name="P5"><text:span text:style-name="Source_20_Text"><text:span text:style-name="T16"><text:s text:c="4"/>name: 'Bob',</text:span></text:span></text:p>
      <text:p text:style-name="P5"><text:span text:style-name="Source_20_Text"><text:span text:style-name="T16"><text:s text:c="4"/>age: 25,</text:span></text:span></text:p>
      <text:p text:style-name="P5"><text:span text:style-name="Source_20_Text"><text:span text:style-name="T16"><text:s text:c="4"/>city: 'Los Angeles'</text:span></text:span></text:p>
      <text:p text:style-name="P5"><text:span text:style-name="Source_20_Text"><text:span text:style-name="T16"><text:s text:c="2"/>},</text:span></text:span></text:p>
      <text:p text:style-name="P5"><text:span text:style-name="Source_20_Text"><text:span text:style-name="T16"><text:s text:c="2"/>{</text:span></text:span></text:p>
      <text:p text:style-name="P5"><text:span text:style-name="Source_20_Text"><text:span text:style-name="T16"><text:s text:c="4"/>_id: ObjectId('66a08a468a57c39e8e149f4a'),</text:span></text:span></text:p>
      <text:p text:style-name="P5"><text:span text:style-name="Source_20_Text"><text:span text:style-name="T16"><text:s text:c="4"/>name: 'Charlie',</text:span></text:span></text:p>
      <text:p text:style-name="P5"><text:span text:style-name="Source_20_Text"><text:span text:style-name="T16"><text:s text:c="4"/>age: 35,</text:span></text:span></text:p>
      <text:p text:style-name="P5"><text:span text:style-name="Source_20_Text"><text:span text:style-name="T16"><text:s text:c="4"/>city: 'Chicago'</text:span></text:span></text:p>
      <text:p text:style-name="P5"><text:span text:style-name="Source_20_Text"><text:span text:style-name="T16"><text:s text:c="2"/>},</text:span></text:span></text:p>
      <text:p text:style-name="P5"><text:span text:style-name="Source_20_Text"><text:span text:style-name="T16"><text:s text:c="2"/>{</text:span></text:span></text:p>
      <text:p text:style-name="P5"><text:span text:style-name="Source_20_Text"><text:span text:style-name="T16"><text:s text:c="4"/>_id: ObjectId('66a08a468a57c39e8e149f4b'),</text:span></text:span></text:p>
      <text:p text:style-name="P5"><text:span text:style-name="Source_20_Text"><text:span text:style-name="T16"><text:s text:c="4"/>name: 'David',</text:span></text:span></text:p>
      <text:p text:style-name="P5"><text:span text:style-name="Source_20_Text"><text:span text:style-name="T16"><text:s text:c="4"/>age: 28,</text:span></text:span></text:p>
      <text:p text:style-name="P5"><text:span text:style-name="Source_20_Text"><text:span text:style-name="T16"><text:s text:c="4"/>city: 'Houston'</text:span></text:span></text:p>
      <text:p text:style-name="P5"><text:span text:style-name="Source_20_Text"><text:span text:style-name="T16"><text:s text:c="2"/>},</text:span></text:span></text:p>
      <text:p text:style-name="P5"><text:span text:style-name="Source_20_Text"><text:span text:style-name="T16"><text:s text:c="2"/>{</text:span></text:span></text:p>
      <text:p text:style-name="P5"><text:soft-page-break/><text:span text:style-name="Source_20_Text"><text:span text:style-name="T16"><text:s text:c="4"/>_id: ObjectId('66a08a468a57c39e8e149f4c'),</text:span></text:span></text:p>
      <text:p text:style-name="P5"><text:span text:style-name="Source_20_Text"><text:span text:style-name="T16"><text:s text:c="4"/>name: 'Eve',</text:span></text:span></text:p>
      <text:p text:style-name="P5"><text:span text:style-name="Source_20_Text"><text:span text:style-name="T16"><text:s text:c="4"/>age: 32,</text:span></text:span></text:p>
      <text:p text:style-name="P5"><text:span text:style-name="Source_20_Text"><text:span text:style-name="T16"><text:s text:c="4"/>city: 'Miami'</text:span></text:span></text:p>
      <text:p text:style-name="P5"><text:span text:style-name="Source_20_Text"><text:span text:style-name="T16"><text:s text:c="2"/>}</text:span></text:span></text:p>
      <text:p text:style-name="P5"><text:span text:style-name="Source_20_Text"><text:span text:style-name="T16">]</text:span></text:span></text:p>
      <text:p text:style-name="P4"><text:span text:style-name="Source_20_Text"><text:span text:style-name="T7"/></text:span></text:p>
      <text:p text:style-name="P4"><text:span text:style-name="Source_20_Text"><text:span text:style-name="T7">9. $not: </text:span></text:span><text:span text:style-name="Source_20_Text"><text:span text:style-name="T12">Retrieves documents where the </text:span></text:span><text:span text:style-name="Source_20_Text"><text:span text:style-name="T18">age</text:span></text:span><text:span text:style-name="Source_20_Text"><text:span text:style-name="T12"> is not greater than 30.</text:span></text:span></text:p>
      <text:p text:style-name="P7"><text:span text:style-name="Source_20_Text"><text:span text:style-name="T16">KushalDB_C_02&gt; db.users.find({ age: { $not: { $gt: 30 } } })</text:span></text:span></text:p>
      <text:p text:style-name="P7"><text:span text:style-name="Source_20_Text"><text:span text:style-name="T16">[</text:span></text:span></text:p>
      <text:p text:style-name="P7"><text:span text:style-name="Source_20_Text"><text:span text:style-name="T16"><text:s text:c="2"/>{</text:span></text:span></text:p>
      <text:p text:style-name="P7"><text:span text:style-name="Source_20_Text"><text:span text:style-name="T16"><text:s text:c="4"/>_id: ObjectId('66a08a468a57c39e8e149f48'),</text:span></text:span></text:p>
      <text:p text:style-name="P7"><text:span text:style-name="Source_20_Text"><text:span text:style-name="T16"><text:s text:c="4"/>name: 'Alice',</text:span></text:span></text:p>
      <text:p text:style-name="P7"><text:span text:style-name="Source_20_Text"><text:span text:style-name="T16"><text:s text:c="4"/>age: 30,</text:span></text:span></text:p>
      <text:p text:style-name="P7"><text:span text:style-name="Source_20_Text"><text:span text:style-name="T16"><text:s text:c="4"/>city: 'New York'</text:span></text:span></text:p>
      <text:p text:style-name="P7"><text:span text:style-name="Source_20_Text"><text:span text:style-name="T16"><text:s text:c="2"/>},</text:span></text:span></text:p>
      <text:p text:style-name="P7"><text:span text:style-name="Source_20_Text"><text:span text:style-name="T16"><text:s text:c="2"/>{</text:span></text:span></text:p>
      <text:p text:style-name="P7"><text:span text:style-name="Source_20_Text"><text:span text:style-name="T16"><text:s text:c="4"/>_id: ObjectId('66a08a468a57c39e8e149f49'),</text:span></text:span></text:p>
      <text:p text:style-name="P7"><text:span text:style-name="Source_20_Text"><text:span text:style-name="T16"><text:s text:c="4"/>name: 'Bob',</text:span></text:span></text:p>
      <text:p text:style-name="P7"><text:span text:style-name="Source_20_Text"><text:span text:style-name="T16"><text:s text:c="4"/>age: 25,</text:span></text:span></text:p>
      <text:p text:style-name="P7"><text:span text:style-name="Source_20_Text"><text:span text:style-name="T16"><text:s text:c="4"/>city: 'Los Angeles'</text:span></text:span></text:p>
      <text:p text:style-name="P7"><text:span text:style-name="Source_20_Text"><text:span text:style-name="T16"><text:s text:c="2"/>},</text:span></text:span></text:p>
      <text:p text:style-name="P7"><text:span text:style-name="Source_20_Text"><text:span text:style-name="T16"><text:s text:c="2"/>{</text:span></text:span></text:p>
      <text:p text:style-name="P7"><text:span text:style-name="Source_20_Text"><text:span text:style-name="T16"><text:s text:c="4"/>_id: ObjectId('66a08a468a57c39e8e149f4b'),</text:span></text:span></text:p>
      <text:p text:style-name="P7"><text:span text:style-name="Source_20_Text"><text:span text:style-name="T16"><text:s text:c="4"/>name: 'David',</text:span></text:span></text:p>
      <text:p text:style-name="P7"><text:span text:style-name="Source_20_Text"><text:span text:style-name="T16"><text:s text:c="4"/>age: 28,</text:span></text:span></text:p>
      <text:p text:style-name="P7"><text:span text:style-name="Source_20_Text"><text:span text:style-name="T16"><text:s text:c="4"/>city: 'Houston'</text:span></text:span></text:p>
      <text:p text:style-name="P7"><text:span text:style-name="Source_20_Text"><text:span text:style-name="T16"><text:s text:c="2"/>}</text:span></text:span></text:p>
      <text:p text:style-name="P7"><text:span text:style-name="Source_20_Text"><text:span text:style-name="T16">]</text:span></text:span></text:p>
      <text:p text:style-name="P6"><text:span text:style-name="Source_20_Text"><text:span text:style-name="T8"/></text:span></text:p>
      <text:p text:style-name="P6"><text:span text:style-name="Source_20_Text"><text:span text:style-name="T8">10. $gt: </text:span></text:span><text:span text:style-name="Source_20_Text"><text:span text:style-name="T13">Retrieves documents where the </text:span></text:span><text:span text:style-name="Source_20_Text"><text:span text:style-name="T19">age</text:span></text:span><text:span text:style-name="Source_20_Text"><text:span text:style-name="T13"> is greater than 30.</text:span></text:span></text:p>
      <text:p text:style-name="P7"><text:span text:style-name="Source_20_Text"><text:span text:style-name="T16">KushalDB_C_02&gt; db.users.find({ age: { $gt: 30 } })</text:span></text:span></text:p>
      <text:p text:style-name="P7"><text:span text:style-name="Source_20_Text"><text:span text:style-name="T16">[</text:span></text:span></text:p>
      <text:p text:style-name="P7"><text:span text:style-name="Source_20_Text"><text:span text:style-name="T16"><text:s text:c="2"/>{</text:span></text:span></text:p>
      <text:p text:style-name="P7"><text:span text:style-name="Source_20_Text"><text:span text:style-name="T16"><text:s text:c="4"/>_id: ObjectId('66a08a468a57c39e8e149f4a'),</text:span></text:span></text:p>
      <text:p text:style-name="P7"><text:span text:style-name="Source_20_Text"><text:span text:style-name="T16"><text:s text:c="4"/>name: 'Charlie',</text:span></text:span></text:p>
      <text:p text:style-name="P7"><text:span text:style-name="Source_20_Text"><text:span text:style-name="T16"><text:s text:c="4"/>age: 35,</text:span></text:span></text:p>
      <text:p text:style-name="P7"><text:span text:style-name="Source_20_Text"><text:span text:style-name="T16"><text:s text:c="4"/>city: 'Chicago'</text:span></text:span></text:p>
      <text:p text:style-name="P7"><text:span text:style-name="Source_20_Text"><text:span text:style-name="T16"><text:s text:c="2"/>},</text:span></text:span></text:p>
      <text:p text:style-name="P7"><text:soft-page-break/><text:span text:style-name="Source_20_Text"><text:span text:style-name="T16"><text:s text:c="2"/>{</text:span></text:span></text:p>
      <text:p text:style-name="P7"><text:span text:style-name="Source_20_Text"><text:span text:style-name="T16"><text:s text:c="4"/>_id: ObjectId('66a08a468a57c39e8e149f4c'),</text:span></text:span></text:p>
      <text:p text:style-name="P7"><text:span text:style-name="Source_20_Text"><text:span text:style-name="T16"><text:s text:c="4"/>name: 'Eve',</text:span></text:span></text:p>
      <text:p text:style-name="P7"><text:span text:style-name="Source_20_Text"><text:span text:style-name="T16"><text:s text:c="4"/>age: 32,</text:span></text:span></text:p>
      <text:p text:style-name="P7"><text:span text:style-name="Source_20_Text"><text:span text:style-name="T16"><text:s text:c="4"/>city: 'Miami'</text:span></text:span></text:p>
      <text:p text:style-name="P7"><text:span text:style-name="Source_20_Text"><text:span text:style-name="T16"><text:s text:c="2"/>}</text:span></text:span></text:p>
      <text:p text:style-name="P7"><text:span text:style-name="Source_20_Text"><text:span text:style-name="T16">]</text:span></text:span></text:p>
      <text:p text:style-name="P6"><text:span text:style-name="Source_20_Text"><text:span text:style-name="T8"/></text:span></text:p>
      <text:p text:style-name="P6"><text:span text:style-name="Source_20_Text"><text:span text:style-name="T8">11. null: </text:span></text:span><text:span text:style-name="Source_20_Text"><text:span text:style-name="T13">Retrieves documents where the </text:span></text:span><text:span text:style-name="Source_20_Text"><text:span text:style-name="T19">city</text:span></text:span><text:span text:style-name="Source_20_Text"><text:span text:style-name="T13"> field is null.</text:span></text:span></text:p>
      <text:p text:style-name="P20">KushalDB_C_02&gt; db.users.find({ city: null })</text:p>
      <text:p text:style-name="P6"><text:span text:style-name="Source_20_Text"><text:span text:style-name="T8"/></text:span></text:p>
      <text:p text:style-name="P6"><text:span text:style-name="Source_20_Text"><text:span text:style-name="T8">12. $regex: </text:span></text:span><text:span text:style-name="Source_20_Text"><text:span text:style-name="T13">Retrieves documents where the </text:span></text:span><text:span text:style-name="Source_20_Text"><text:span text:style-name="T19">name</text:span></text:span><text:span text:style-name="Source_20_Text"><text:span text:style-name="T13"> starts with the letter "A".</text:span></text:span></text:p>
      <text:p text:style-name="P7"><text:span text:style-name="Source_20_Text"><text:span text:style-name="T16">KushalDB_C_02&gt; db.users.find({ name: { $regex: /^A/ } })</text:span></text:span></text:p>
      <text:p text:style-name="P7"><text:span text:style-name="Source_20_Text"><text:span text:style-name="T16">[</text:span></text:span></text:p>
      <text:p text:style-name="P7"><text:span text:style-name="Source_20_Text"><text:span text:style-name="T16"><text:s text:c="2"/>{</text:span></text:span></text:p>
      <text:p text:style-name="P7"><text:span text:style-name="Source_20_Text"><text:span text:style-name="T16"><text:s text:c="4"/>_id: ObjectId('66a08a468a57c39e8e149f48'),</text:span></text:span></text:p>
      <text:p text:style-name="P7"><text:span text:style-name="Source_20_Text"><text:span text:style-name="T16"><text:s text:c="4"/>name: 'Alice',</text:span></text:span></text:p>
      <text:p text:style-name="P7"><text:span text:style-name="Source_20_Text"><text:span text:style-name="T16"><text:s text:c="4"/>age: 30,</text:span></text:span></text:p>
      <text:p text:style-name="P7"><text:span text:style-name="Source_20_Text"><text:span text:style-name="T16"><text:s text:c="4"/>city: 'New York'</text:span></text:span></text:p>
      <text:p text:style-name="P7"><text:span text:style-name="Source_20_Text"><text:span text:style-name="T16"><text:s text:c="2"/>}</text:span></text:span></text:p>
      <text:p text:style-name="P7"><text:span text:style-name="Source_20_Text"><text:span text:style-name="T16">]</text:span></text:span></text:p>
      <text:p text:style-name="P6"><text:span text:style-name="Source_20_Text"><text:span text:style-name="T8"/></text:span></text:p>
      <text:p text:style-name="P6"><text:span text:style-name="Source_20_Text"><text:span text:style-name="T8">13. pretty(): </text:span></text:span><text:span text:style-name="Source_20_Text"><text:span text:style-name="T13">Displays query results in a formatted, easy-to-read manner.</text:span></text:span></text:p>
      <text:p text:style-name="P7"><text:span text:style-name="Source_20_Text"><text:span text:style-name="T16">KushalDB_C_02&gt; db.users.find().pretty()</text:span></text:span></text:p>
      <text:p text:style-name="P7"><text:span text:style-name="Source_20_Text"><text:span text:style-name="T16">[</text:span></text:span></text:p>
      <text:p text:style-name="P7"><text:span text:style-name="Source_20_Text"><text:span text:style-name="T16"><text:s text:c="2"/>{</text:span></text:span></text:p>
      <text:p text:style-name="P7"><text:span text:style-name="Source_20_Text"><text:span text:style-name="T16"><text:s text:c="4"/>_id: ObjectId('66a08a468a57c39e8e149f48'),</text:span></text:span></text:p>
      <text:p text:style-name="P7"><text:span text:style-name="Source_20_Text"><text:span text:style-name="T16"><text:s text:c="4"/>name: 'Alice',</text:span></text:span></text:p>
      <text:p text:style-name="P7"><text:span text:style-name="Source_20_Text"><text:span text:style-name="T16"><text:s text:c="4"/>age: 30,</text:span></text:span></text:p>
      <text:p text:style-name="P7"><text:span text:style-name="Source_20_Text"><text:span text:style-name="T16"><text:s text:c="4"/>city: 'New York'</text:span></text:span></text:p>
      <text:p text:style-name="P7"><text:span text:style-name="Source_20_Text"><text:span text:style-name="T16"><text:s text:c="2"/>},</text:span></text:span></text:p>
      <text:p text:style-name="P7"><text:span text:style-name="Source_20_Text"><text:span text:style-name="T16"><text:s text:c="2"/>{</text:span></text:span></text:p>
      <text:p text:style-name="P7"><text:span text:style-name="Source_20_Text"><text:span text:style-name="T16"><text:s text:c="4"/>_id: ObjectId('66a08a468a57c39e8e149f49'),</text:span></text:span></text:p>
      <text:p text:style-name="P7"><text:span text:style-name="Source_20_Text"><text:span text:style-name="T16"><text:s text:c="4"/>name: 'Bob',</text:span></text:span></text:p>
      <text:p text:style-name="P7"><text:span text:style-name="Source_20_Text"><text:span text:style-name="T16"><text:s text:c="4"/>age: 25,</text:span></text:span></text:p>
      <text:p text:style-name="P7"><text:span text:style-name="Source_20_Text"><text:span text:style-name="T16"><text:s text:c="4"/>city: 'Los Angeles'</text:span></text:span></text:p>
      <text:p text:style-name="P7"><text:span text:style-name="Source_20_Text"><text:span text:style-name="T16"><text:s text:c="2"/>},</text:span></text:span></text:p>
      <text:p text:style-name="P7"><text:span text:style-name="Source_20_Text"><text:span text:style-name="T16"><text:s text:c="2"/>{</text:span></text:span></text:p>
      <text:p text:style-name="P7"><text:span text:style-name="Source_20_Text"><text:span text:style-name="T16"><text:s text:c="4"/>_id: ObjectId('66a08a468a57c39e8e149f4a'),</text:span></text:span></text:p>
      <text:p text:style-name="P7"><text:soft-page-break/><text:span text:style-name="Source_20_Text"><text:span text:style-name="T16"><text:s text:c="4"/>name: 'Charlie',</text:span></text:span></text:p>
      <text:p text:style-name="P7"><text:span text:style-name="Source_20_Text"><text:span text:style-name="T16"><text:s text:c="4"/>age: 35,</text:span></text:span></text:p>
      <text:p text:style-name="P7"><text:span text:style-name="Source_20_Text"><text:span text:style-name="T16"><text:s text:c="4"/>city: 'Chicago'</text:span></text:span></text:p>
      <text:p text:style-name="P7"><text:span text:style-name="Source_20_Text"><text:span text:style-name="T16"><text:s text:c="2"/>},</text:span></text:span></text:p>
      <text:p text:style-name="P7"><text:span text:style-name="Source_20_Text"><text:span text:style-name="T16"><text:s text:c="2"/>{</text:span></text:span></text:p>
      <text:p text:style-name="P7"><text:span text:style-name="Source_20_Text"><text:span text:style-name="T16"><text:s text:c="4"/>_id: ObjectId('66a08a468a57c39e8e149f4b'),</text:span></text:span></text:p>
      <text:p text:style-name="P7"><text:span text:style-name="Source_20_Text"><text:span text:style-name="T16"><text:s text:c="4"/>name: 'David',</text:span></text:span></text:p>
      <text:p text:style-name="P7"><text:span text:style-name="Source_20_Text"><text:span text:style-name="T16"><text:s text:c="4"/>age: 28,</text:span></text:span></text:p>
      <text:p text:style-name="P7"><text:span text:style-name="Source_20_Text"><text:span text:style-name="T16"><text:s text:c="4"/>city: 'Houston'</text:span></text:span></text:p>
      <text:p text:style-name="P7"><text:span text:style-name="Source_20_Text"><text:span text:style-name="T16"><text:s text:c="2"/>},</text:span></text:span></text:p>
      <text:p text:style-name="P7"><text:span text:style-name="Source_20_Text"><text:span text:style-name="T16"><text:s text:c="2"/>{</text:span></text:span></text:p>
      <text:p text:style-name="P7"><text:span text:style-name="Source_20_Text"><text:span text:style-name="T16"><text:s text:c="4"/>_id: ObjectId('66a08a468a57c39e8e149f4c'),</text:span></text:span></text:p>
      <text:p text:style-name="P7"><text:span text:style-name="Source_20_Text"><text:span text:style-name="T16"><text:s text:c="4"/>name: 'Eve',</text:span></text:span></text:p>
      <text:p text:style-name="P7"><text:span text:style-name="Source_20_Text"><text:span text:style-name="T16"><text:s text:c="4"/>age: 32,</text:span></text:span></text:p>
      <text:p text:style-name="P7"><text:span text:style-name="Source_20_Text"><text:span text:style-name="T16"><text:s text:c="4"/>city: 'Miami'</text:span></text:span></text:p>
      <text:p text:style-name="P7"><text:span text:style-name="Source_20_Text"><text:span text:style-name="T16"><text:s text:c="2"/>}</text:span></text:span></text:p>
      <text:p text:style-name="P7"><text:span text:style-name="Source_20_Text"><text:span text:style-name="T16">]</text:span></text:span></text:p>
      <text:p text:style-name="P6"><text:span text:style-name="Source_20_Text"><text:span text:style-name="T8"/></text:span></text:p>
      <text:p text:style-name="P6"><text:span text:style-name="Source_20_Text"><text:span text:style-name="T8">14. update</text:span></text:span><text:span text:style-name="Source_20_Text"><text:span text:style-name="T9">One</text:span></text:span><text:span text:style-name="Source_20_Text"><text:span text:style-name="T8">(): </text:span></text:span><text:span text:style-name="Source_20_Text"><text:span text:style-name="T13">Updates the </text:span></text:span><text:span text:style-name="Source_20_Text"><text:span text:style-name="T19">age</text:span></text:span><text:span text:style-name="Source_20_Text"><text:span text:style-name="T13"> field of the document where </text:span></text:span><text:span text:style-name="Source_20_Text"><text:span text:style-name="T19">name</text:span></text:span><text:span text:style-name="Source_20_Text"><text:span text:style-name="T13"> is "Bob" to 26.</text:span></text:span></text:p>
      <text:p text:style-name="P7"><text:span text:style-name="Source_20_Text"><text:span text:style-name="T16">KushalDB_C_02&gt; db.users.updateOne({ name: "Bob" }, { $set: { age: 26 } })</text:span></text:span></text:p>
      <text:p text:style-name="P7"><text:span text:style-name="Source_20_Text"><text:span text:style-name="T16">{</text:span></text:span></text:p>
      <text:p text:style-name="P7"><text:span text:style-name="Source_20_Text"><text:span text:style-name="T16"><text:s text:c="2"/>acknowledged: true,</text:span></text:span></text:p>
      <text:p text:style-name="P7"><text:span text:style-name="Source_20_Text"><text:span text:style-name="T16"><text:s text:c="2"/>insertedId: null,</text:span></text:span></text:p>
      <text:p text:style-name="P7"><text:span text:style-name="Source_20_Text"><text:span text:style-name="T16"><text:s text:c="2"/>matchedCount: 1,</text:span></text:span></text:p>
      <text:p text:style-name="P7"><text:span text:style-name="Source_20_Text"><text:span text:style-name="T16"><text:s text:c="2"/>modifiedCount: 1,</text:span></text:span></text:p>
      <text:p text:style-name="P7"><text:span text:style-name="Source_20_Text"><text:span text:style-name="T16"><text:s text:c="2"/>upsertedCount: 0</text:span></text:span></text:p>
      <text:p text:style-name="P7"><text:span text:style-name="Source_20_Text"><text:span text:style-name="T16">}</text:span></text:span></text:p>
      <text:p text:style-name="P6"><text:span text:style-name="Source_20_Text"><text:span text:style-name="T8"/></text:span></text:p>
      <text:p text:style-name="P6"><text:span text:style-name="Source_20_Text"><text:span text:style-name="T8">15. insertOne(): </text:span></text:span><text:span text:style-name="Source_20_Text"><text:span text:style-name="T13">Inserts a new document into the </text:span></text:span><text:span text:style-name="Source_20_Text"><text:span text:style-name="T19">users</text:span></text:span><text:span text:style-name="Source_20_Text"><text:span text:style-name="T13"> collection.</text:span></text:span></text:p>
      <text:p text:style-name="P20">KushalDB_C_02&gt; db.users.insertOne({ name: "Frank", age: 40, city: "Seattle" })</text:p>
      <text:p text:style-name="P20">{</text:p>
      <text:p text:style-name="P20"><text:s text:c="2"/>acknowledged: true,</text:p>
      <text:p text:style-name="P20"><text:s text:c="2"/>insertedId: ObjectId('66a08b4e8a57c39e8e149f4d')</text:p>
      <text:p text:style-name="P20">}</text:p>
      <text:p text:style-name="P14"/>
      <text:p text:style-name="P12">16: quit(): <text:span text:style-name="T17">Exit the shell.</text:span></text:p>
      <text:p text:style-name="P19">KushalDB_C_02&gt; quit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011cm" fo:line-height="150%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6">
      <text:list-level-style-number text:level="1" text:style-name="ListLabel_20_40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0:35:16.135199186</meta:creation-date>
    <dc:date>2024-07-24T11:18:45.390364756</dc:date>
    <meta:editing-duration>PT21M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7" meta:paragraph-count="245" meta:word-count="780" meta:character-count="6377" meta:non-whitespace-character-count="5258"/>
  </office:meta>
</office:document-meta>
</file>